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3/09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NDUAVIC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ZAGACETA MACUYAMA, PAULO ALEXANDER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EM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3/09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ZAGACETA MACUYAMA, PAULO ALEXANDER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GUTIERREZ MASIAS, MAURO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6104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575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2:30 P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4:10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2T23:02:0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